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4.074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</table:table-row>
        <table:table-row table:style-name="ro4">
          <table:table-cell table:style-name="ce2" office:value-type="date" office:date-value="2014-04-07">
            <text:p>04/07/14</text:p>
          </table:table-cell>
          <table:table-cell office:value-type="string">
            <text:p>4 (I swear this wasn't planned, it really did come out like this.)</text:p>
          </table:table-cell>
        </table:table-row>
        <table:table-row table:style-name="ro4">
          <table:table-cell table:style-name="ce2" office:value-type="date" office:date-value="2014-04-08">
            <text:p>04/08/14</text:p>
          </table:table-cell>
          <table:table-cell office:value-type="string">
            <text:p>4 hours 14 min</text:p>
          </table:table-cell>
        </table:table-row>
        <table:table-row table:style-name="ro4">
          <table:table-cell table:style-name="ce2" office:value-type="date" office:date-value="2014-04-09">
            <text:p>04/09/14</text:p>
          </table:table-cell>
          <table:table-cell office:value-type="string">
            <text:p>3 hours 40 min</text:p>
          </table:table-cell>
        </table:table-row>
        <table:table-row table:style-name="ro4">
          <table:table-cell table:style-name="ce2" office:value-type="date" office:date-value="2014-04-10">
            <text:p>04/10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1">
            <text:p>04/11/14</text:p>
          </table:table-cell>
          <table:table-cell office:value-type="string">
            <text:p>5 hours 12 minutes</text:p>
          </table:table-cell>
        </table:table-row>
        <table:table-row table:style-name="ro4">
          <table:table-cell table:style-name="ce2" office:value-type="date" office:date-value="2014-04-12">
            <text:p>04/12/14</text:p>
          </table:table-cell>
          <table:table-cell office:value-type="string">
            <text:p>1 hour 54 minutes</text:p>
          </table:table-cell>
        </table:table-row>
        <table:table-row table:style-name="ro4">
          <table:table-cell office:value-type="string">
            <text:p>Hours for week of 4/7-4/12</text:p>
          </table:table-cell>
          <table:table-cell office:value-type="string">
            <text:p>22 hours 35 minutes</text:p>
          </table:table-cell>
        </table:table-row>
        <table:table-row table:style-name="ro4">
          <table:table-cell table:style-name="ce2" office:value-type="date" office:date-value="2014-04-13">
            <text:p>04/13/14</text:p>
          </table:table-cell>
          <table:table-cell office:value-type="string">
            <text:p>4 hours</text:p>
          </table:table-cell>
        </table:table-row>
        <table:table-row table:style-name="ro4">
          <table:table-cell table:style-name="ce2" office:value-type="date" office:date-value="2014-04-14">
            <text:p>04/14/14</text:p>
          </table:table-cell>
          <table:table-cell office:value-type="string">
            <text:p>2 hours 40 minutes</text:p>
          </table:table-cell>
        </table:table-row>
        <table:table-row table:style-name="ro4">
          <table:table-cell table:style-name="ce2" office:value-type="date" office:date-value="2014-04-15">
            <text:p>04/15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6">
            <text:p>04/16/14</text:p>
          </table:table-cell>
          <table:table-cell office:value-type="string">
            <text:p>2 hours 33 minutes</text:p>
          </table:table-cell>
        </table:table-row>
        <table:table-row table:style-name="ro4">
          <table:table-cell table:style-name="ce2" office:value-type="date" office:date-value="2014-04-17">
            <text:p>04/17/14</text:p>
          </table:table-cell>
          <table:table-cell office:value-type="string">
            <text:p>3 hours 46 minutes</text:p>
          </table:table-cell>
        </table:table-row>
        <table:table-row table:style-name="ro4">
          <table:table-cell table:style-name="ce2" office:value-type="date" office:date-value="2014-04-18">
            <text:p>04/18/14</text:p>
          </table:table-cell>
          <table:table-cell office:value-type="string">
            <text:p>2 hours 10 minutes</text:p>
          </table:table-cell>
        </table:table-row>
        <table:table-row table:style-name="ro4">
          <table:table-cell table:style-name="ce2" office:value-type="date" office:date-value="2014-04-19">
            <text:p>04/19/14</text:p>
          </table:table-cell>
          <table:table-cell/>
        </table:table-row>
        <table:table-row table:style-name="ro3" table:number-rows-repeated="3">
          <table:table-cell table:number-columns-repeated="2"/>
        </table:table-row>
        <table:table-row table:style-name="ro4" table:number-rows-repeated="2">
          <table:table-cell table:number-columns-repeated="2"/>
        </table:table-row>
        <table:table-row table:style-name="ro3" table:number-rows-repeated="12">
          <table:table-cell table:number-columns-repeated="2"/>
        </table:table-row>
        <table:table-row table:style-name="ro4">
          <table:table-cell table:number-columns-repeated="2"/>
        </table:table-row>
        <table:table-row table:style-name="ro3" table:number-rows-repeated="3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9:42:13</meta:creation-date>
    <dc:date>2014-04-18T21:20:22</dc:date>
    <meta:editing-duration>PT17M4S</meta:editing-duration>
    <meta:editing-cycles>18</meta:editing-cycles>
    <meta:generator>LibreOffice/3.5$Linux_X86_64 LibreOffice_project/350m1$Build-2</meta:generator>
    <meta:document-statistic meta:table-count="3" meta:cell-count="29" meta:object-count="0"/>
  </office:meta>
</office:document-meta>
</file>